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79800002B6CF5EF4841.svm"/>
  <manifest:file-entry manifest:media-type="" manifest:full-path="Pictures/20000007000030F9000033014331577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micSansMS" svg:font-family="ComicSansMS" style:font-family-generic="script"/>
    <style:font-face style:name="Comic Sans MS" svg:font-family="'Comic Sans MS', 'Comic Sans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text-autospace="none"/>
      <style:text-properties style:font-name="Trebuchet MS" fo:font-size="10.5pt" style:font-name-asian="ComicSansMS" style:font-size-asian="10.5pt" style:font-name-complex="ComicSansMS" style:font-size-complex="10.5pt"/>
    </style:style>
    <style:style style:name="P2" style:family="paragraph" style:parent-style-name="Default">
      <style:paragraph-properties fo:text-align="justify" style:justify-single-word="false"/>
      <style:text-properties style:font-name="Verdana" fo:font-size="13pt" fo:font-style="italic" style:font-size-asian="13pt" style:font-style-asian="italic" style:font-size-complex="13pt" style:font-style-complex="italic"/>
    </style:style>
    <style:style style:name="P3" style:family="paragraph" style:parent-style-name="Default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Comic Sans MS" fo:font-size="11.5pt" style:font-name-asian="Comic Sans MS" style:font-size-asian="11.5pt" style:font-name-complex="Comic Sans MS" style:font-size-complex="11.5pt"/>
    </style:style>
    <style:style style:name="P5" style:family="paragraph" style:parent-style-name="Default" style:list-style-name="L2">
      <style:paragraph-properties fo:margin-left="0cm" fo:margin-right="0cm" fo:margin-top="0cm" fo:margin-bottom="0.494cm" fo:text-align="justify" style:justify-single-word="false" fo:text-indent="0cm" style:auto-text-indent="false" style:text-autospace="none"/>
      <style:text-properties fo:color="#000000" style:font-name="Comic Sans MS" fo:font-size="11.5pt" style:font-name-asian="Comic Sans MS" style:font-size-asian="11.5pt" style:font-name-complex="Comic Sans MS" style:font-size-complex="11.5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rebuchet MS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Trebuchet MS"/>
    </style:style>
    <style:style style:name="P8" style:family="paragraph" style:parent-style-name="Text_20_body" style:list-style-name="L2">
      <style:paragraph-properties fo:text-align="justify" style:justify-single-word="false"/>
      <style:text-properties fo:color="#000000" style:font-name="Comic Sans MS" fo:font-size="11.5pt" style:font-name-asian="Comic Sans MS" style:font-size-asian="11.5pt" style:font-name-complex="Comic Sans MS" style:font-size-complex="11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ES PARA ENVIAR </text:p>
      <text:p text:style-name="P2"/>
      <text:p text:style-name="P2">NEUMÁTICA E HIDRÁULICA(I)</text:p>
      <text:p text:style-name="P3"/>
      <text:list xml:id="list39256510" text:style-name="L1">
        <text:list-item>
          <text:p text:style-name="P6">Una prensa hidráulica consta de dos émbolos de 1 m y 10 cm de radio respectivamente. ¿Qué fuerza tendremos que ejercer para levantar una máquina de 180 kg de peso?</text:p>
        </text:list-item>
      </text:list>
      <text:list xml:id="list39274706" text:style-name="L2">
        <text:list-item>
          <text:p text:style-name="P7">Tenemos un recinto cilíndrico de 2 litros lleno de aire comprimido que se encuentra a 2,5 bar. Si la presión exterior es de una atmósfera y la superficie del émbolo que cierra el recinto es de 400 cm<text:span text:style-name="T1">2</text:span>, ¿cuál será el desplazamiento horizontal del pistón si dejamos que el aire se expansione libremente?</text:p>
        </text:list-item>
        <text:list-item>
          <text:p text:style-name="P7">Una piscina de 16 m<text:span text:style-name="T1">2</text:span> de superficie y 2 metros de altura tarda 8 minutos en vaciarse por un desagüe de 40 cm de diámetro. Calcula la velocidad con la que el agua pasa por el desagüe. </text:p>
        </text:list-item>
        <text:list-item>
          <text:p text:style-name="P7">Calcula la energía que tiene que suministrar una bomba hidráulica a cada gota de agua, que vamos a suponer de 1 gramo de masa, para que el chorro de una fuente consiga subir a una altura de tres metros si la velocidad con la que sale es de 2 m/s. </text:p>
        </text:list-item>
        <text:list-item>
          <text:p text:style-name="P7"><draw:frame draw:style-name="fr1" draw:name="gráficos1" text:anchor-type="paragraph" svg:x="0.37cm" svg:y="1.016cm" svg:width="16.522cm" svg:height="8.19cm" draw:z-index="0"><draw:image xlink:href="Pictures/200000070000579800002B6CF5EF4841.svm" xlink:type="simple" xlink:show="embed" xlink:actuate="onLoad"/></draw:frame>Describe las siguientes válvulas distribuidoras: </text:p>
        </text:list-item>
        <text:list-item>
          <text:p text:style-name="P7">Dibuja el símbolo de: </text:p>
          <text:p text:style-name="P8">a) <text:s/>una válvula 3 / 2 normalmente abierta con accionamiento por pulsador y retorno. b) una válvula 2 / 2 normalmente cerrada pilotada eléctricamente en ambos sentidos. </text:p>
        </text:list-item>
      </text:list>
      <text:p text:style-name="P4"/>
      <text:p text:style-name="P4"/>
      <text:p text:style-name="P4"/>
      <text:list xml:id="list39261151" text:continue-numbering="true" text:style-name="L2">
        <text:list-item>
          <text:p text:style-name="P8"><text:soft-page-break/>Identifica dando la mayor información posible los componentes A, B, C, D y E presentes en este circuito. ¿Se trata de un circuito neumático o hidráulico?</text:p>
          <text:p text:style-name="P5"><text:s/></text:p>
          <text:p text:style-name="P5"><draw:frame draw:style-name="fr2" draw:name="gráficos2" text:anchor-type="paragraph" svg:width="9.645cm" svg:height="10.044cm" draw:z-index="1"><draw:image xlink:href="Pictures/20000007000030F9000033014331577B.svm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micSansMS" svg:font-family="ComicSansMS" style:font-family-generic="script"/>
    <style:font-face style:name="Comic Sans MS" svg:font-family="'Comic Sans MS', 'Comic Sans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text-autospace="none"/>
      <style:text-properties style:font-name="Trebuchet MS" fo:font-size="10.5pt" style:font-name-asian="ComicSansMS" style:font-size-asian="10.5pt" style:font-name-complex="ComicSansMS" style:font-size-complex="10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ecnología 4º ESO – Actividades para enviar. Novena quincena<text:tab/>Página 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x3 </meta:initial-creator>
    <meta:creation-date>2011-07-20T19:00:41.68</meta:creation-date>
    <dc:date>2011-07-20T19:14:36.87</dc:date>
    <dc:creator>px3 </dc:creator>
    <meta:editing-duration>PT00H05M19S</meta:editing-duration>
    <meta:editing-cycles>4</meta:editing-cycles>
    <meta:generator>OpenOffice.org/3.1$Win32 OpenOffice.org_project/310m11$Build-9399</meta:generator>
    <meta:document-statistic meta:table-count="0" meta:image-count="2" meta:object-count="0" meta:page-count="2" meta:paragraph-count="12" meta:word-count="256" meta:character-count="1418"/>
  </office:meta>
</office:document-meta>
</file>